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eea" officeooo:paragraph-rsid="00155eea"/>
    </style:style>
    <style:style style:name="P2" style:family="paragraph" style:parent-style-name="Standard">
      <style:text-properties officeooo:rsid="00161ef4" officeooo:paragraph-rsid="00161ef4"/>
    </style:style>
    <style:style style:name="P3" style:family="paragraph" style:parent-style-name="Standard">
      <style:text-properties officeooo:rsid="0016e79c" officeooo:paragraph-rsid="0016e79c"/>
    </style:style>
    <style:style style:name="P4" style:family="paragraph" style:parent-style-name="Standard">
      <style:text-properties officeooo:rsid="001912de" officeooo:paragraph-rsid="001912de"/>
    </style:style>
    <style:style style:name="P5" style:family="paragraph" style:parent-style-name="Standard">
      <style:text-properties officeooo:rsid="001a01fb" officeooo:paragraph-rsid="001a01fb"/>
    </style:style>
    <style:style style:name="P6" style:family="paragraph" style:parent-style-name="Standard">
      <style:text-properties officeooo:rsid="001b3624" officeooo:paragraph-rsid="001b3624"/>
    </style:style>
    <style:style style:name="P7" style:family="paragraph" style:parent-style-name="Standard">
      <style:text-properties officeooo:rsid="001c8c3f" officeooo:paragraph-rsid="001c8c3f"/>
    </style:style>
    <style:style style:name="P8" style:family="paragraph" style:parent-style-name="Standard">
      <style:text-properties officeooo:rsid="001e4a9f" officeooo:paragraph-rsid="001e4a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s:</text:p>
      <text:p text:style-name="P1"/>
      <text:p text:style-name="P3">Mark Planck (the founder of the quatum, Nobel Prize award)</text:p>
      <text:p text:style-name="P1"><text:a xlink:type="simple" xlink:href="https://en.wikipedia.org/wiki/Max_Planck" text:style-name="Internet_20_link" text:visited-style-name="Visited_20_Internet_20_Link">https://en.wikipedia.org/wiki/Max_Planck</text:a></text:p>
      <text:p text:style-name="P1"/>
      <text:p text:style-name="P3">Difference between the terms “quantum physics”, “quantum mechanics” and “quantum theory”</text:p>
      <text:p text:style-name="P2"><text:a xlink:type="simple" xlink:href="https://www.quora.com/What-is-difference-between-quantum-physics-and-quantum-mechanics" text:style-name="Internet_20_link" text:visited-style-name="Visited_20_Internet_20_Link">https://www.quora.com/What-is-difference-between-quantum-physics-and-quantum-mechanics</text:a></text:p>
      <text:p text:style-name="P2"/>
      <text:p text:style-name="P3">Real world application</text:p>
      <text:p text:style-name="P3"><text:a xlink:type="simple" xlink:href="https://www.quora.com/What-are-some-of-the-real-world-applications-of-quantum-mechanics" text:style-name="Internet_20_link" text:visited-style-name="Visited_20_Internet_20_Link">https://www.quora.com/What-are-some-of-the-real-world-applications-of-quantum-mechanics</text:a></text:p>
      <text:p text:style-name="P3"/>
      <text:p text:style-name="P4">Youtube references</text:p>
      <text:p text:style-name="P4"><text:a xlink:type="simple" xlink:href="https://www.youtube.com/watch?v=UjaAxUO6-Uw&amp;t=78s" text:style-name="Internet_20_link" text:visited-style-name="Visited_20_Internet_20_Link">https://www.youtube.com/watch?v=UjaAxUO6-Uw&amp;t=78s</text:a></text:p>
      <text:p text:style-name="P4"><text:a xlink:type="simple" xlink:href="https://www.youtube.com/watch?v=OkVpMAbNOAo&amp;t=45s" text:style-name="Internet_20_link" text:visited-style-name="Visited_20_Internet_20_Link">https://www.youtube.com/watch?v=OkVpMAbNOAo&amp;t=45s</text:a></text:p>
      <text:p text:style-name="P4"/>
      <text:p text:style-name="P5">Difference between Many Worlds and Parallel Universe</text:p>
      <text:p text:style-name="P5"><text:a xlink:type="simple" xlink:href="http://blogs.discovermagazine.com/cosmicvariance/2011/05/26/are-many-worlds-and-the-multiverse-the-same-idea/#.WnbugfYo_KI" text:style-name="Internet_20_link" text:visited-style-name="Visited_20_Internet_20_Link">http://blogs.discovermagazine.com/cosmicvariance/2011/05/26/are-many-worlds-and-the-multiverse-the-same-idea/#.WnbugfYo_KI</text:a></text:p>
      <text:p text:style-name="P5"/>
      <text:p text:style-name="P6">Atomic vs subatomic</text:p>
      <text:p text:style-name="P6"><text:a xlink:type="simple" xlink:href="https://wikidiff.com/atomic/subatomic" text:style-name="Internet_20_link" text:visited-style-name="Visited_20_Internet_20_Link">https://wikidiff.com/atomic/subatomic</text:a></text:p>
      <text:p text:style-name="P6"/>
      <text:p text:style-name="P7">Quantum paradox </text:p>
      <text:p text:style-name="P7"><text:a xlink:type="simple" xlink:href="https://www.the-tls.co.uk/articles/public/erwin-schrodinger-misunderstood-icon/" text:style-name="Internet_20_link" text:visited-style-name="Visited_20_Internet_20_Link">https://www.the-tls.co.uk/articles/public/erwin-schrodinger-misunderstood-icon/</text:a></text:p>
      <text:p text:style-name="P7"/>
      <text:p text:style-name="P8">Gifs</text:p>
      <text:p text:style-name="P8">https://imgur.com/gallery/MZDc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1:54:12.189636222</meta:creation-date>
    <dc:date>2018-02-04T16:52:16.847499834</dc:date>
    <meta:editing-duration>PT4H28M38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49" meta:character-count="868" meta:non-whitespace-character-count="836"/>
  </office:meta>
</office:document-meta>
</file>